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7cm" fo:min-width="3.1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1cm" fo:min-width="2.664cm"/>
    </style:style>
    <style:style style:name="gr4" style:family="graphic" style:parent-style-name="standard">
      <style:graphic-properties draw:textarea-horizontal-align="justify" draw:textarea-vertical-align="middle" draw:auto-grow-height="false" fo:min-height="2.051cm" fo:min-width="2.664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1cm" fo:min-width="2.8cm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textarea-horizontal-align="justify" draw:textarea-vertical-align="middle" draw:auto-grow-height="false" fo:min-height="1.851cm" fo:min-width="3.394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059cm"/>
    </style:style>
    <style:style style:name="gr12" style:family="graphic" style:parent-style-name="standard">
      <style:graphic-properties draw:textarea-horizontal-align="justify" draw:textarea-vertical-align="middle" draw:auto-grow-height="false" fo:min-height="1.951cm" fo:min-width="2.908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2.768cm"/>
    </style:style>
    <style:style style:name="gr16" style:family="graphic" style:parent-style-name="standard">
      <style:graphic-properties draw:textarea-horizontal-align="justify" draw:textarea-vertical-align="middle" draw:auto-grow-height="false" fo:min-height="0.738cm" fo:min-width="2.386cm"/>
    </style:style>
    <style:style style:name="gr17" style:family="graphic" style:parent-style-name="standard">
      <style:graphic-properties draw:stroke="none" svg:stroke-color="#000000" draw:fill="none" draw:fill-color="#ffffff" fo:min-height="1.532cm"/>
    </style:style>
    <style:style style:name="gr18" style:family="graphic" style:parent-style-name="standard">
      <style:graphic-properties draw:textarea-horizontal-align="justify" draw:textarea-vertical-align="middle" draw:auto-grow-height="false" fo:min-height="1.751cm" fo:min-width="2.724cm"/>
    </style:style>
    <style:style style:name="gr19" style:family="graphic" style:parent-style-name="standard">
      <style:graphic-properties draw:textarea-horizontal-align="justify" draw:textarea-vertical-align="middle" draw:auto-grow-height="false" fo:min-height="1.651cm" fo:min-width="2.968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textarea-horizontal-align="justify" draw:textarea-vertical-align="middle" draw:auto-grow-height="false" fo:min-height="1.851cm" fo:min-width="3.334cm"/>
    </style:style>
    <style:style style:name="gr22" style:family="graphic" style:parent-style-name="standard">
      <style:graphic-properties draw:textarea-horizontal-align="justify" draw:textarea-vertical-align="middle" draw:auto-grow-height="false" fo:min-height="1.951cm" fo:min-width="3.394cm"/>
    </style:style>
    <style:style style:name="gr23" style:family="graphic" style:parent-style-name="standard">
      <style:graphic-properties draw:textarea-horizontal-align="justify" draw:textarea-vertical-align="middle" draw:auto-grow-height="false" fo:min-height="2.051cm" fo:min-width="2.835cm"/>
    </style:style>
    <style:style style:name="gr24" style:family="graphic" style:parent-style-name="standard">
      <style:graphic-properties draw:textarea-horizontal-align="justify" draw:textarea-vertical-align="middle" draw:auto-grow-height="false" fo:min-height="1.95cm" fo:min-width="4.981cm"/>
    </style:style>
    <style:style style:name="gr25" style:family="graphic" style:parent-style-name="standard">
      <style:graphic-properties draw:textarea-horizontal-align="justify" draw:textarea-vertical-align="middle" draw:auto-grow-height="false" fo:min-height="1.951cm" fo:min-width="2.724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27" style:family="graphic" style:parent-style-name="standard">
      <style:graphic-properties draw:textarea-horizontal-align="justify" draw:textarea-vertical-align="middle" draw:auto-grow-height="false" fo:min-height="2.151cm" fo:min-width="3.454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2.634cm"/>
    </style:style>
    <style:style style:name="gr29" style:family="graphic" style:parent-style-name="standard">
      <style:graphic-properties draw:textarea-horizontal-align="justify" draw:textarea-vertical-align="middle" draw:auto-grow-height="false" fo:min-height="1.614cm" fo:min-width="2.53cm"/>
    </style:style>
    <style:style style:name="gr30" style:family="graphic" style:parent-style-name="standard">
      <style:graphic-properties draw:textarea-horizontal-align="justify" draw:textarea-vertical-align="middle" draw:auto-grow-height="false" fo:min-height="1.348cm" fo:min-width="2.568cm"/>
    </style:style>
    <style:style style:name="gr31" style:family="graphic" style:parent-style-name="standard">
      <style:graphic-properties draw:textarea-horizontal-align="justify" draw:textarea-vertical-align="middle" draw:auto-grow-height="false" fo:min-height="1.986cm" fo:min-width="2.061cm"/>
    </style:style>
    <style:style style:name="gr32" style:family="graphic" style:parent-style-name="standard">
      <style:graphic-properties draw:textarea-horizontal-align="justify" draw:textarea-vertical-align="middle" draw:auto-grow-height="false" fo:min-height="1.347cm" fo:min-width="2.634cm"/>
    </style:style>
    <style:style style:name="gr33" style:family="graphic" style:parent-style-name="standard">
      <style:graphic-properties draw:textarea-horizontal-align="justify" draw:textarea-vertical-align="middle" draw:auto-grow-height="false" fo:min-height="1.378cm" fo:min-width="1.985cm"/>
    </style:style>
    <style:style style:name="gr34" style:family="graphic" style:parent-style-name="standard">
      <style:graphic-properties draw:textarea-horizontal-align="justify" draw:textarea-vertical-align="middle" draw:auto-grow-height="false" fo:min-height="0.77cm" fo:min-width="2.076cm"/>
    </style:style>
    <style:style style:name="gr35" style:family="graphic" style:parent-style-name="standard">
      <style:graphic-properties draw:textarea-horizontal-align="justify" draw:textarea-vertical-align="middle" draw:auto-grow-height="false" fo:min-height="1.613cm" fo:min-width="4.566cm"/>
    </style:style>
    <style:style style:name="gr36" style:family="graphic" style:parent-style-name="standard">
      <style:graphic-properties draw:textarea-horizontal-align="justify" draw:textarea-vertical-align="middle" draw:auto-grow-height="false" fo:min-height="0.726cm" fo:min-width="2.205cm"/>
    </style:style>
    <style:style style:name="gr37" style:family="graphic" style:parent-style-name="standard">
      <style:graphic-properties draw:textarea-horizontal-align="justify" draw:textarea-vertical-align="middle" draw:auto-grow-height="false" fo:min-height="0.815cm" fo:min-width="1.304cm"/>
    </style:style>
    <style:style style:name="gr38" style:family="graphic" style:parent-style-name="standard">
      <style:graphic-properties draw:textarea-horizontal-align="justify" draw:textarea-vertical-align="middle" draw:auto-grow-height="false" fo:min-height="1.88cm" fo:min-width="1.852cm"/>
    </style:style>
    <style:style style:name="gr39" style:family="graphic" style:parent-style-name="standard">
      <style:graphic-properties draw:stroke="none" svg:stroke-color="#000000" draw:fill="none" draw:fill-color="#ffffff" fo:min-height="0.548cm"/>
    </style:style>
    <style:style style:name="gr40" style:family="graphic" style:parent-style-name="standard">
      <style:graphic-properties draw:textarea-horizontal-align="justify" draw:textarea-vertical-align="middle" draw:auto-grow-height="false" fo:min-height="0.548cm" fo:min-width="1.476cm"/>
    </style:style>
    <style:style style:name="gr41" style:family="graphic" style:parent-style-name="standard">
      <style:graphic-properties draw:stroke="none" svg:stroke-color="#000000" draw:fill="none" draw:fill-color="#ffffff" fo:min-height="0.53cm"/>
    </style:style>
    <style:style style:name="gr42" style:family="graphic" style:parent-style-name="standard">
      <style:graphic-properties draw:textarea-horizontal-align="justify" draw:textarea-vertical-align="middle" draw:auto-grow-height="false" fo:min-height="1.298cm" fo:min-width="2.054cm"/>
    </style:style>
    <style:style style:name="gr43" style:family="graphic" style:parent-style-name="standard">
      <style:graphic-properties draw:textarea-horizontal-align="justify" draw:textarea-vertical-align="middle" draw:auto-grow-height="false" fo:min-height="1.251cm" fo:min-width="1.69cm"/>
    </style:style>
    <style:style style:name="gr44" style:family="graphic" style:parent-style-name="standard">
      <style:graphic-properties draw:stroke="none" svg:stroke-color="#000000" draw:fill="none" draw:fill-color="#ffffff" fo:min-height="0.55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1.15cm" fo:min-width="2.6cm"/>
    </style:style>
    <style:style style:name="gr46" style:family="graphic" style:parent-style-name="objectwithoutfill">
      <style:graphic-properties svg:stroke-color="#000000" draw:fill="none"/>
    </style:style>
    <style:style style:name="gr47" style:family="graphic" style:parent-style-name="objectwithoutfill">
      <style:graphic-properties svg:stroke-color="#000000" draw:marker-end="Arrow" draw:marker-end-width="0.3cm" draw:fill="none"/>
    </style:style>
    <style:style style:name="gr48" style:family="graphic" style:parent-style-name="standard">
      <style:graphic-properties draw:textarea-horizontal-align="justify" draw:textarea-vertical-align="middle" draw:auto-grow-height="false" fo:min-height="1.2cm" fo:min-width="2.65cm"/>
    </style:style>
    <style:style style:name="gr49" style:family="graphic" style:parent-style-name="standard">
      <style:graphic-properties draw:stroke="none" svg:stroke-color="#000000" draw:fill="none" draw:fill-color="#ffffff" fo:min-height="1.75cm"/>
    </style:style>
    <style:style style:name="gr50" style:family="graphic" style:parent-style-name="standard">
      <style:graphic-properties draw:textarea-horizontal-align="justify" draw:textarea-vertical-align="middle" draw:auto-grow-height="false" fo:min-height="1.851cm" fo:min-width="2.056cm"/>
    </style:style>
    <style:style style:name="gr51" style:family="graphic" style:parent-style-name="standard">
      <style:graphic-properties draw:textarea-horizontal-align="justify" draw:textarea-vertical-align="middle" draw:auto-grow-height="false" fo:min-height="1.85cm" fo:min-width="3.2cm"/>
    </style:style>
    <style:style style:name="gr52" style:family="graphic" style:parent-style-name="standard">
      <style:graphic-properties draw:textarea-horizontal-align="justify" draw:textarea-vertical-align="middle" draw:auto-grow-height="false" fo:min-height="1.851cm" fo:min-width="2.542cm"/>
    </style:style>
    <style:style style:name="gr53" style:family="graphic" style:parent-style-name="standard">
      <style:graphic-properties draw:textarea-horizontal-align="justify" draw:textarea-vertical-align="middle" draw:auto-grow-height="false" fo:min-height="1.651cm" fo:min-width="2.482cm"/>
    </style:style>
    <style:style style:name="gr54" style:family="graphic" style:parent-style-name="standard">
      <style:graphic-properties draw:textarea-horizontal-align="justify" draw:textarea-vertical-align="middle" draw:auto-grow-height="false" fo:min-height="1.3cm" fo:min-width="2.55cm"/>
    </style:style>
    <style:style style:name="gr55" style:family="graphic" style:parent-style-name="standard">
      <style:graphic-properties draw:textarea-horizontal-align="justify" draw:textarea-vertical-align="middle" draw:auto-grow-height="false" fo:min-height="2.65cm" fo:min-width="6.9cm"/>
    </style:style>
    <style:style style:name="gr56" style:family="graphic" style:parent-style-name="standard">
      <style:graphic-properties draw:textarea-horizontal-align="justify" draw:textarea-vertical-align="middle" draw:auto-grow-height="false" fo:min-height="2.251cm" fo:min-width="2.542cm"/>
    </style:style>
    <style:style style:name="gr57" style:family="graphic" style:parent-style-name="standard">
      <style:graphic-properties draw:textarea-horizontal-align="justify" draw:textarea-vertical-align="middle" draw:auto-grow-height="false" fo:min-height="1.35cm" fo:min-width="1.812cm"/>
    </style:style>
    <style:style style:name="gr58" style:family="graphic" style:parent-style-name="standard">
      <style:graphic-properties draw:textarea-horizontal-align="justify" draw:textarea-vertical-align="middle" draw:auto-grow-height="false" fo:min-height="1.951cm" fo:min-width="2.91cm"/>
    </style:style>
    <style:style style:name="gr59" style:family="graphic" style:parent-style-name="standard">
      <style:graphic-properties draw:textarea-horizontal-align="justify" draw:textarea-vertical-align="middle" draw:auto-grow-height="false" fo:min-height="1.651cm" fo:min-width="1.834cm"/>
    </style:style>
    <style:style style:name="gr60" style:family="graphic" style:parent-style-name="standard">
      <style:graphic-properties draw:textarea-horizontal-align="justify" draw:textarea-vertical-align="middle" draw:auto-grow-height="false" fo:min-height="2.051cm" fo:min-width="2.968cm"/>
    </style:style>
    <style:style style:name="gr61" style:family="graphic" style:parent-style-name="standard">
      <style:graphic-properties draw:textarea-horizontal-align="justify" draw:textarea-vertical-align="middle" draw:auto-grow-height="false" fo:min-height="2.25cm" fo:min-width="5.7cm"/>
    </style:style>
    <style:style style:name="gr62" style:family="graphic" style:parent-style-name="standard">
      <style:graphic-properties draw:textarea-horizontal-align="justify" draw:textarea-vertical-align="middle" draw:auto-grow-height="false" fo:min-height="1.2cm" fo:min-width="2.45cm"/>
    </style:style>
    <style:style style:name="gr63" style:family="graphic" style:parent-style-name="standard">
      <style:graphic-properties draw:textarea-horizontal-align="justify" draw:textarea-vertical-align="middle" draw:auto-grow-height="false" fo:min-height="1.751cm" fo:min-width="2.482cm"/>
    </style:style>
    <style:style style:name="gr64" style:family="graphic" style:parent-style-name="standard">
      <style:graphic-properties draw:textarea-horizontal-align="justify" draw:textarea-vertical-align="middle" draw:auto-grow-height="false" fo:min-height="1.651cm" fo:min-width="2.238cm"/>
    </style:style>
    <style:style style:name="gr65" style:family="graphic" style:parent-style-name="standard">
      <style:graphic-properties draw:textarea-horizontal-align="justify" draw:textarea-vertical-align="middle" draw:auto-grow-height="false" fo:min-height="1.451cm" fo:min-width="2.178cm"/>
    </style:style>
    <style:style style:name="gr66" style:family="graphic" style:parent-style-name="standard">
      <style:graphic-properties draw:textarea-horizontal-align="justify" draw:textarea-vertical-align="middle" draw:auto-grow-height="false" fo:min-height="1.651cm" fo:min-width="2.434cm"/>
    </style:style>
    <style:style style:name="gr67" style:family="graphic" style:parent-style-name="standard">
      <style:graphic-properties draw:textarea-horizontal-align="justify" draw:textarea-vertical-align="middle" draw:auto-grow-height="false" fo:min-height="1.1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-0.3cm" fo:margin-right="0.8cm" fo:text-indent="0.8cm"/>
    </style:style>
    <style:style style:name="P5" style:family="paragraph">
      <loext:graphic-properties draw:fill="none"/>
      <style:paragraph-properties fo:margin-left="-0.3cm" fo:margin-right="0.8cm" fo:text-align="center" fo:text-indent="0.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065cm" svg:x="8.3cm" svg:y="1.6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0.384cm" svg:y1="3.665cm" svg:x2="10.415cm" svg:y2="5.44cm">
          <text:p/>
        </draw:line>
        <draw:custom-shape draw:style-name="gr3" draw:text-style-name="P1" draw:layer="layout" svg:width="5.2cm" svg:height="2.1cm" svg:x="7.8cm" svg:y="5.4cm">
          <text:p text:style-name="P1">Login Screen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3cm" svg:y1="7.5cm" svg:x2="10.315cm" svg:y2="9.24cm">
          <text:p/>
        </draw:line>
        <draw:custom-shape draw:style-name="gr4" draw:text-style-name="P1" draw:layer="layout" svg:width="5.2cm" svg:height="2.3cm" svg:x="7.5cm" svg:y="9.2cm">
          <text:p text:style-name="P1">Input Username</text:p>
          <text:p text:style-name="P1">And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1cm" svg:y1="11.5cm" svg:x2="10.1cm" svg:y2="13.3cm">
          <text:p/>
        </draw:line>
        <draw:custom-shape draw:style-name="gr5" draw:text-style-name="P1" draw:layer="layout" svg:width="5.4cm" svg:height="2.5cm" svg:x="7.4cm" svg:y="13.3cm">
          <text:p text:style-name="P1">Validate Username</text:p>
          <text:p text:style-name="P1">And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0.2cm" svg:y1="15.8cm" svg:x2="10.2cm" svg:y2="17.7cm">
          <text:p/>
        </draw:line>
        <draw:custom-shape draw:style-name="gr6" draw:text-style-name="P1" draw:layer="layout" svg:width="6.6cm" svg:height="2.7cm" svg:x="6.9cm" svg:y="17.7cm">
          <text:p text:style-name="P1">Username AND</text:p>
          <text:p text:style-name="P1">Password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2" draw:layer="layout" svg:x1="10.2cm" svg:y1="20.4cm" svg:x2="10.2cm" svg:y2="22.6cm">
          <text:p/>
        </draw:line>
        <draw:frame draw:style-name="gr8" draw:text-style-name="P3" draw:layer="layout" svg:width="2cm" svg:height="1.1cm" svg:x="8.1cm" svg:y="20.7cm">
          <draw:text-box>
            <text:p>Yes</text:p>
          </draw:text-box>
        </draw:frame>
        <draw:custom-shape draw:style-name="gr9" draw:text-style-name="P1" draw:layer="layout" svg:width="6.4cm" svg:height="2.1cm" svg:x="7.315cm" svg:y="22.54cm">
          <text:p text:style-name="P1">Display Account</text:p>
          <text:p text:style-name="P1">Graphical</text:p>
          <text:p text:style-name="P1">User Inte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215cm" svg:y1="24.74cm" svg:x2="10.215cm" svg:y2="27.04cm">
          <text:p/>
        </draw:line>
        <draw:frame draw:style-name="gr11" draw:text-style-name="P3" draw:layer="layout" svg:width="5cm" svg:height="1.309cm" svg:x="8.215cm" svg:y="27.131cm">
          <draw:text-box>
            <text:p>See Figure 2.2</text:p>
          </draw:text-box>
        </draw:frame>
        <draw:custom-shape draw:style-name="gr12" draw:text-style-name="P1" draw:layer="layout" svg:width="5.6cm" svg:height="2.2cm" svg:x="14.3cm" svg:y="13.5cm">
          <text:p text:style-name="P1">Display</text:p>
          <text:p text:style-name="P1">ErrorMessage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2" draw:layer="layout" svg:x1="13.5cm" svg:y1="19cm" svg:x2="17.3cm" svg:y2="19cm">
          <text:p text:style-name="P1">No</text:p>
        </draw:line>
        <draw:line draw:style-name="gr10" draw:text-style-name="P2" draw:layer="layout" svg:x1="17.268cm" svg:y1="19cm" svg:x2="17.268cm" svg:y2="15.7cm">
          <text:p/>
        </draw:line>
        <draw:line draw:style-name="gr14" draw:text-style-name="P2" draw:layer="layout" svg:x1="17.2cm" svg:y1="13.5cm" svg:x2="17.2cm" svg:y2="10.4cm">
          <text:p/>
        </draw:line>
        <draw:line draw:style-name="gr10" draw:text-style-name="P2" draw:layer="layout" svg:x1="17.2cm" svg:y1="10.4cm" svg:x2="12.2cm" svg:y2="10.4cm">
          <text:p/>
        </draw:line>
        <draw:custom-shape draw:style-name="gr15" draw:text-style-name="P1" draw:layer="layout" svg:width="4.9cm" svg:height="1.6cm" svg:x="0.615cm" svg:y="13.74cm">
          <text:p text:style-name="P1">Saved </text:p>
          <text:p text:style-name="P1">Username and</text:p>
          <text:p text:style-name="P1">Password Dat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7.415cm" svg:y1="14.54cm" svg:x2="4.815cm" svg:y2="14.54cm">
          <text:p/>
        </draw:line>
      </draw:page>
      <draw:page draw:name="page2" draw:style-name="dp1" draw:master-page-name="Default">
        <draw:frame draw:style-name="gr8" draw:text-style-name="P4" draw:layer="layout" svg:width="4.8cm" svg:height="1.1cm" svg:x="8.215cm" svg:y="0.84cm">
          <draw:text-box>
            <text:p>See Figure 2.1</text:p>
          </draw:text-box>
        </draw:frame>
        <draw:line draw:style-name="gr10" draw:text-style-name="P5" draw:layer="layout" svg:x1="10.015cm" svg:y1="1.54cm" svg:x2="10.015cm" svg:y2="3.44cm">
          <text:p/>
        </draw:line>
        <draw:custom-shape draw:style-name="gr6" draw:text-style-name="P1" draw:layer="layout" svg:width="6.6cm" svg:height="2.7cm" svg:x="6.727cm" svg:y="3.44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5" draw:layer="layout" svg:x1="15.215cm" svg:y1="4.74cm" svg:x2="13.315cm" svg:y2="4.74cm">
          <text:p/>
        </draw:line>
        <draw:line draw:style-name="gr10" draw:text-style-name="P5" draw:layer="layout" svg:x1="3.215cm" svg:y1="5.94cm" svg:x2="3.215cm" svg:y2="7.74cm">
          <text:p/>
        </draw:line>
        <draw:line draw:style-name="gr14" draw:text-style-name="P5" draw:layer="layout" svg:x1="6.715cm" svg:y1="4.74cm" svg:x2="5.315cm" svg:y2="4.74cm">
          <text:p/>
        </draw:line>
        <draw:line draw:style-name="gr10" draw:text-style-name="P5" draw:layer="layout" svg:x1="17.315cm" svg:y1="5.84cm" svg:x2="17.315cm" svg:y2="7.64cm">
          <text:p/>
        </draw:line>
        <draw:line draw:style-name="gr10" draw:text-style-name="P5" draw:layer="layout" svg:x1="7.815cm" svg:y1="8.74cm" svg:x2="7.815cm" svg:y2="10.24cm">
          <text:p/>
        </draw:line>
        <draw:custom-shape draw:style-name="gr3" draw:text-style-name="P1" draw:layer="layout" svg:width="5.2cm" svg:height="2.1cm" svg:x="5.115cm" svg:y="10.24cm">
          <text:p text:style-name="P1">Personal</text:p>
          <text:p text:style-name="P1">Database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1" draw:text-style-name="P3" draw:layer="layout" svg:width="2.5cm" svg:height="1.309cm" svg:x="12.415cm" svg:y="5.64cm">
          <draw:text-box>
            <text:p>Log Out</text:p>
          </draw:text-box>
        </draw:frame>
        <draw:line draw:style-name="gr14" draw:text-style-name="P2" draw:layer="layout" svg:x1="12.115cm" svg:y1="5.34cm" svg:x2="12.115cm" svg:y2="6.94cm">
          <text:p/>
        </draw:line>
        <draw:line draw:style-name="gr14" draw:text-style-name="P2" draw:layer="layout" svg:x1="13.815cm" svg:y1="6.94cm" svg:x2="10.615cm" svg:y2="6.94cm">
          <text:p/>
        </draw:line>
        <draw:line draw:style-name="gr10" draw:text-style-name="P2" draw:layer="layout" svg:x1="10.615cm" svg:y1="6.94cm" svg:x2="10.615cm" svg:y2="7.84cm">
          <text:p/>
        </draw:line>
        <draw:line draw:style-name="gr10" draw:text-style-name="P2" draw:layer="layout" svg:x1="13.849cm" svg:y1="6.94cm" svg:x2="13.849cm" svg:y2="7.84cm">
          <text:p/>
        </draw:line>
        <draw:custom-shape draw:style-name="gr16" draw:text-style-name="P1" draw:layer="layout" svg:width="3.2cm" svg:height="1.4cm" svg:x="12.215cm" svg:y="7.8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" draw:text-style-name="P3" draw:layer="layout" svg:width="2.474cm" svg:height="1.838cm" svg:x="10.015cm" svg:y="7.858cm">
          <draw:text-box>
            <text:p>See Figure 2.1</text:p>
          </draw:text-box>
        </draw:frame>
        <draw:frame draw:style-name="gr11" draw:text-style-name="P3" draw:layer="layout" svg:width="4.7cm" svg:height="1.309cm" svg:x="0.915cm" svg:y="7.94cm">
          <draw:text-box>
            <text:p>See Figure 2.3</text:p>
          </draw:text-box>
        </draw:frame>
        <draw:frame draw:style-name="gr11" draw:text-style-name="P3" draw:layer="layout" svg:width="4.5cm" svg:height="1.309cm" svg:x="15.815cm" svg:y="7.94cm">
          <draw:text-box>
            <text:p>See Figure 2.4</text:p>
          </draw:text-box>
        </draw:frame>
        <draw:line draw:style-name="gr10" draw:text-style-name="P2" draw:layer="layout" svg:x1="7.815cm" svg:y1="12.34cm" svg:x2="7.815cm" svg:y2="14.24cm">
          <text:p/>
        </draw:line>
        <draw:custom-shape draw:style-name="gr18" draw:text-style-name="P1" draw:layer="layout" svg:width="5.3cm" svg:height="2cm" svg:x="4.815cm" svg:y="14.24cm">
          <text:p text:style-name="P1">User Selec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9.615cm" svg:y1="15.24cm" svg:x2="12.315cm" svg:y2="15.24cm">
          <text:p/>
        </draw:line>
        <draw:frame draw:style-name="gr11" draw:text-style-name="P3" draw:layer="layout" svg:width="4.8cm" svg:height="1.309cm" svg:x="12.315cm" svg:y="14.84cm">
          <draw:text-box>
            <text:p>See Figure 2.2</text:p>
          </draw:text-box>
        </draw:frame>
        <draw:custom-shape draw:style-name="gr19" draw:text-style-name="P1" draw:layer="layout" svg:width="5.2cm" svg:height="1.9cm" svg:x="11.715cm" svg:y="10.24cm">
          <text:p text:style-name="P1">User Record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1.715cm" svg:y1="11.24cm" svg:x2="9.815cm" svg:y2="11.24cm">
          <text:p/>
        </draw:line>
        <draw:custom-shape draw:style-name="gr3" draw:text-style-name="P1" draw:layer="layout" svg:width="5.2cm" svg:height="2.1cm" svg:x="0.615cm" svg:y="3.74cm">
          <text:p text:style-name="P1">Select Lesson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5.2cm" svg:height="2.1cm" svg:x="14.615cm" svg:y="3.74cm">
          <text:p text:style-name="P1">Select</text:p>
          <text:p text:style-name="P1">Homework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5.2cm" svg:height="2.1cm" svg:x="5.215cm" svg:y="6.64cm">
          <text:p text:style-name="P1">Select Lesson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8.015cm" svg:y1="5.34cm" svg:x2="8.015cm" svg:y2="6.64cm">
          <text:p/>
        </draw:line>
      </draw:page>
      <draw:page draw:name="page3" draw:style-name="dp1" draw:master-page-name="Default">
        <draw:frame draw:style-name="gr20" draw:text-style-name="P3" draw:layer="layout" svg:width="6cm" svg:height="1cm" svg:x="8.315cm" svg:y="0.94cm">
          <draw:text-box>
            <text:p>See Figure 2.2</text:p>
          </draw:text-box>
        </draw:frame>
        <draw:line draw:style-name="gr10" draw:text-style-name="P2" draw:layer="layout" svg:x1="10.315cm" svg:y1="1.54cm" svg:x2="10.315cm" svg:y2="3.34cm">
          <text:p/>
        </draw:line>
        <draw:custom-shape draw:style-name="gr21" draw:text-style-name="P1" draw:layer="layout" svg:width="6.3cm" svg:height="2.1cm" svg:x="7.215cm" svg:y="3.34cm">
          <text:p text:style-name="P1">Display</text:p>
          <text:p text:style-name="P1">Selected</text:p>
          <text:p text:style-name="P1">Lesson</text:p>
          <text:p text:style-name="P1">Menu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315cm" svg:y1="5.44cm" svg:x2="10.315cm" svg:y2="7.34cm">
          <text:p/>
        </draw:line>
        <draw:custom-shape draw:style-name="gr22" draw:text-style-name="P1" draw:layer="layout" svg:width="6.4cm" svg:height="2.2cm" svg:x="7.215cm" svg:y="7.34cm">
          <text:p text:style-name="P1">Select</text:p>
          <text:p text:style-name="P1">Lesson</text:p>
          <text:p text:style-name="P1">Se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2.715cm" svg:y1="12.64cm" svg:x2="15.615cm" svg:y2="12.64cm">
          <text:p/>
        </draw:line>
        <draw:custom-shape draw:style-name="gr23" draw:text-style-name="P1" draw:layer="layout" svg:width="5.481cm" svg:height="2.3cm" svg:x="15.115cm" svg:y="11.44cm">
          <text:p text:style-name="P1">Select Next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7.815cm" svg:y1="13.74cm" svg:x2="17.815cm" svg:y2="15.74cm">
          <text:p/>
        </draw:line>
        <draw:custom-shape draw:style-name="gr24" draw:text-style-name="P1" draw:layer="layout" svg:width="5.481cm" svg:height="2.2cm" svg:x="15.115cm" svg:y="15.74cm">
          <text:p text:style-name="P1">Move To</text:p>
          <text:p text:style-name="P1">Next 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6.4cm" svg:height="2.2cm" svg:x="7.015cm" svg:y="11.44cm">
          <text:p text:style-name="P1">Display New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7.597cm" svg:y1="12.642cm" svg:x2="5.797cm" svg:y2="12.642cm">
          <text:p/>
        </draw:line>
        <draw:custom-shape draw:style-name="gr25" draw:text-style-name="P1" draw:layer="layout" svg:width="5.3cm" svg:height="2.2cm" svg:x="1.015cm" svg:y="11.44cm">
          <text:p text:style-name="P1">Select</text:p>
          <text:p text:style-name="P1">Previous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3.315cm" svg:y1="13.64cm" svg:x2="3.315cm" svg:y2="15.84cm">
          <text:p/>
        </draw:line>
        <draw:custom-shape draw:style-name="gr26" draw:text-style-name="P1" draw:layer="layout" svg:width="4.2cm" svg:height="2cm" svg:x="0.915cm" svg:y="15.84cm">
          <text:p text:style-name="P1">Move To</text:p>
          <text:p text:style-name="P1">Previous</text:p>
          <text:p text:style-name="P1">Page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315cm" svg:y1="13.64cm" svg:x2="10.315cm" svg:y2="17.54cm">
          <text:p/>
        </draw:line>
        <draw:custom-shape draw:style-name="gr27" draw:text-style-name="P1" draw:layer="layout" svg:width="6.5cm" svg:height="2.4cm" svg:x="6.915cm" svg:y="17.54cm">
          <text:p text:style-name="P1">Select</text:p>
          <text:p text:style-name="P1">Finish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" draw:layer="layout" svg:width="4.7cm" svg:height="1.8cm" svg:x="15.415cm" svg:y="3.54cm">
          <text:p text:style-name="P1">Hard-Coded</text:p>
          <text:p text:style-name="P1">Lesson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5.415cm" svg:y1="4.44cm" svg:x2="12.815cm" svg:y2="4.44cm">
          <text:p/>
        </draw:line>
        <draw:line draw:style-name="gr10" draw:text-style-name="P2" draw:layer="layout" svg:x1="10.315cm" svg:y1="19.94cm" svg:x2="10.315cm" svg:y2="22.24cm">
          <text:p/>
        </draw:line>
        <draw:frame draw:style-name="gr11" draw:text-style-name="P3" draw:layer="layout" svg:width="5.2cm" svg:height="1.309cm" svg:x="8.215cm" svg:y="22.44cm">
          <draw:text-box>
            <text:p>See Figure 2.2</text:p>
          </draw:text-box>
        </draw:frame>
        <draw:line draw:style-name="gr10" draw:text-style-name="P2" draw:layer="layout" svg:x1="10.315cm" svg:y1="9.54cm" svg:x2="10.315cm" svg:y2="11.44cm">
          <text:p/>
        </draw:line>
        <draw:line draw:style-name="gr14" draw:text-style-name="P2" draw:layer="layout" svg:x1="5.115cm" svg:y1="16.84cm" svg:x2="7.815cm" svg:y2="16.84cm">
          <text:p/>
        </draw:line>
        <draw:line draw:style-name="gr14" draw:text-style-name="P2" draw:layer="layout" svg:x1="15.115cm" svg:y1="16.84cm" svg:x2="12.015cm" svg:y2="16.84cm">
          <text:p/>
        </draw:line>
        <draw:line draw:style-name="gr10" draw:text-style-name="P2" draw:layer="layout" svg:x1="7.815cm" svg:y1="16.84cm" svg:x2="7.815cm" svg:y2="13.64cm">
          <text:p/>
        </draw:line>
        <draw:line draw:style-name="gr10" draw:text-style-name="P2" draw:layer="layout" svg:x1="12.015cm" svg:y1="16.84cm" svg:x2="12.015cm" svg:y2="13.64cm">
          <text:p/>
        </draw:line>
      </draw:page>
      <draw:page draw:name="page4" draw:style-name="dp1" draw:master-page-name="Default">
        <draw:frame draw:style-name="gr11" draw:text-style-name="P3" draw:layer="layout" svg:width="5.074cm" svg:height="1.309cm" svg:x="7.741cm" svg:y="0.74cm">
          <draw:text-box>
            <text:p>See Figure 2.2</text:p>
          </draw:text-box>
        </draw:frame>
        <draw:line draw:style-name="gr10" draw:text-style-name="P2" draw:layer="layout" svg:x1="9.844cm" svg:y1="1.561cm" svg:x2="9.844cm" svg:y2="3.424cm">
          <text:p/>
        </draw:line>
        <draw:custom-shape draw:style-name="gr29" draw:text-style-name="P1" draw:layer="layout" svg:width="4.98cm" svg:height="1.863cm" svg:x="7.354cm" svg:y="3.423cm">
          <text:p text:style-name="P1">Homework </text:p>
          <text:p text:style-name="P1">First Page</text:p>
          <text:p text:style-name="P1">Display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0" draw:text-style-name="P1" draw:layer="layout" svg:width="4.6cm" svg:height="1.597cm" svg:x="14.015cm" svg:y="3.443cm">
          <text:p text:style-name="P1"><text:s/>Hard-Coded</text:p>
          <text:p text:style-name="P1">Homework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3.976cm" svg:y1="4.24cm" svg:x2="11.915cm" svg:y2="4.24cm">
          <text:p/>
        </draw:line>
        <draw:line draw:style-name="gr10" draw:text-style-name="P2" draw:layer="layout" svg:x1="7.915cm" svg:y1="4.24cm" svg:x2="5.597cm" svg:y2="4.24cm">
          <text:p/>
        </draw:line>
        <draw:custom-shape draw:style-name="gr31" draw:text-style-name="P1" draw:layer="layout" svg:width="3.841cm" svg:height="2.235cm" svg:x="2.374cm" svg:y="3.14cm">
          <text:p text:style-name="P1">Random</text:p>
          <text:p text:style-name="P1">Question</text:p>
          <text:p text:style-name="P1">Generating</text:p>
          <text:p text:style-name="P1">Algorithm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9.866cm" svg:y1="5.266cm" svg:x2="9.915cm" svg:y2="7.14cm">
          <text:p/>
        </draw:line>
        <draw:custom-shape draw:style-name="gr32" draw:text-style-name="P1" draw:layer="layout" svg:width="5.152cm" svg:height="1.596cm" svg:x="6.924cm" svg:y="10.785cm">
          <text:p text:style-name="P1">Input Solution</text:p>
          <text:p text:style-name="P1">To Ques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3" draw:text-style-name="P1" draw:layer="layout" svg:width="3.521cm" svg:height="2.306cm" svg:x="8.194cm" svg:y="7.14cm">
          <text:p text:style-name="P1">FOR Question</text:p>
          <text:p text:style-name="P1">IN Homework</text:p>
          <text:p text:style-name="P1">D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0" draw:text-style-name="P2" draw:layer="layout" svg:x1="10.015cm" svg:y1="9.44cm" svg:x2="10.015cm" svg:y2="10.77cm">
          <text:p/>
        </draw:line>
        <draw:custom-shape draw:style-name="gr34" draw:text-style-name="P1" draw:layer="layout" svg:width="5.152cm" svg:height="2.04cm" svg:x="5.344cm" svg:y="26.891cm">
          <text:p text:style-name="P1">Last Ques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9.433cm" svg:y1="12.381cm" svg:x2="9.433cm" svg:y2="13.623cm">
          <text:p/>
        </draw:line>
        <draw:custom-shape draw:style-name="gr35" draw:text-style-name="P1" draw:layer="layout" svg:width="5.066cm" svg:height="1.863cm" svg:x="6.924cm" svg:y="13.623cm">
          <text:p text:style-name="P1">Validate Solu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9.515cm" svg:y1="15.466cm" svg:x2="9.515cm" svg:y2="17.24cm">
          <text:p/>
        </draw:line>
        <draw:custom-shape draw:style-name="gr36" draw:text-style-name="P1" draw:layer="layout" svg:width="5.409cm" svg:height="1.952cm" svg:x="6.839cm" svg:y="17.259cm">
          <text:p text:style-name="P1">Correct Answ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" draw:layer="layout" svg:width="3.606cm" svg:height="2.129cm" svg:x="1.687cm" svg:y="17.082cm">
          <text:p text:style-name="P1">Wrong Data</text:p>
          <text:p text:style-name="P1">Ty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2.515cm" svg:y1="17.64cm" svg:x2="2.46cm" svg:y2="15.486cm">
          <text:p/>
        </draw:line>
        <draw:line draw:style-name="gr10" draw:text-style-name="P2" draw:layer="layout" svg:x1="4.415cm" svg:y1="17.64cm" svg:x2="4.434cm" svg:y2="15.486cm">
          <text:p/>
        </draw:line>
        <draw:frame draw:style-name="gr11" draw:text-style-name="P3" draw:layer="layout" svg:width="3.97cm" svg:height="1.309cm" svg:x="2.545cm" svg:y="16.34cm">
          <draw:text-box>
            <text:p>Yes <text:s text:c="4"/>No</text:p>
          </draw:text-box>
        </draw:frame>
        <draw:custom-shape draw:style-name="gr38" draw:text-style-name="P1" draw:layer="layout" svg:width="3.864cm" svg:height="2.129cm" svg:x="1.687cm" svg:y="13.357cm">
          <text:p text:style-name="P1">Display</text:p>
          <text:p text:style-name="P1">ErrorMessage</text:p>
          <text:p text:style-name="P1">2 <text:s text:c="6"/>3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2" draw:layer="layout" svg:x1="3.662cm" svg:y1="13.357cm" svg:x2="3.662cm" svg:y2="11.583cm">
          <text:p/>
        </draw:line>
        <draw:line draw:style-name="gr10" draw:text-style-name="P2" draw:layer="layout" svg:x1="3.662cm" svg:y1="11.583cm" svg:x2="7.44cm" svg:y2="11.583cm">
          <text:p/>
        </draw:line>
        <draw:line draw:style-name="gr10" draw:text-style-name="P2" draw:layer="layout" svg:x1="7.915cm" svg:y1="18.64cm" svg:x2="7.955cm" svg:y2="20.63cm">
          <text:p/>
        </draw:line>
        <draw:frame draw:style-name="gr39" draw:text-style-name="P3" draw:layer="layout" svg:width="2.233cm" svg:height="0.798cm" svg:x="6.495cm" svg:y="19.477cm">
          <draw:text-box>
            <text:p>No</text:p>
          </draw:text-box>
        </draw:frame>
        <draw:custom-shape draw:style-name="gr40" draw:text-style-name="P1" draw:layer="layout" svg:width="3.95cm" svg:height="1.596cm" svg:x="5.98cm" svg:y="20.63cm">
          <text:p text:style-name="P1">First Tr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2" draw:layer="layout" svg:x1="5.889cm" svg:y1="21.4cm" svg:x2="3.485cm" svg:y2="21.4cm">
          <text:p/>
        </draw:line>
        <draw:frame draw:style-name="gr41" draw:text-style-name="P3" draw:layer="layout" svg:width="2.06cm" svg:height="0.78cm" svg:x="3.743cm" svg:y="20.602cm">
          <draw:text-box>
            <text:p>Yes</text:p>
          </draw:text-box>
        </draw:frame>
        <draw:line draw:style-name="gr10" draw:text-style-name="P2" draw:layer="layout" svg:x1="3.48cm" svg:y1="21.4cm" svg:x2="3.48cm" svg:y2="19.183cm">
          <text:p/>
        </draw:line>
        <draw:line draw:style-name="gr10" draw:text-style-name="P2" draw:layer="layout" svg:x1="7.942cm" svg:y1="22.155cm" svg:x2="7.942cm" svg:y2="23.84cm">
          <text:p/>
        </draw:line>
        <draw:frame draw:style-name="gr39" draw:text-style-name="P3" draw:layer="layout" svg:width="2.147cm" svg:height="0.798cm" svg:x="6.568cm" svg:y="22.687cm">
          <draw:text-box>
            <text:p>No</text:p>
          </draw:text-box>
        </draw:frame>
        <draw:line draw:style-name="gr10" draw:text-style-name="P2" draw:layer="layout" svg:x1="5.344cm" svg:y1="27.867cm" svg:x2="3.369cm" svg:y2="27.867cm">
          <text:p/>
        </draw:line>
        <draw:frame draw:style-name="gr39" draw:text-style-name="P3" draw:layer="layout" svg:width="2.061cm" svg:height="0.798cm" svg:x="3.712cm" svg:y="26.98cm">
          <draw:text-box>
            <text:p>Yes</text:p>
          </draw:text-box>
        </draw:frame>
        <draw:custom-shape draw:style-name="gr42" draw:text-style-name="P1" draw:layer="layout" svg:width="2.554cm" svg:height="1.548cm" svg:x="0.861cm" svg:y="27.24cm">
          <text:p text:style-name="P1">Save</text:p>
          <text:p text:style-name="P1">Result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115cm" svg:y1="27.248cm" svg:x2="2.115cm" svg:y2="25.74cm">
          <text:p/>
        </draw:line>
        <draw:frame draw:style-name="gr11" draw:text-style-name="P3" draw:layer="layout" svg:width="4.8cm" svg:height="1.309cm" svg:x="0.711cm" svg:y="24.84cm">
          <draw:text-box>
            <text:p>See Figure 2.2</text:p>
          </draw:text-box>
        </draw:frame>
        <draw:line draw:style-name="gr14" draw:text-style-name="P2" draw:layer="layout" svg:x1="10.496cm" svg:y1="27.867cm" svg:x2="13.415cm" svg:y2="27.867cm">
          <text:p/>
        </draw:line>
        <draw:line draw:style-name="gr14" draw:text-style-name="P2" draw:layer="layout" svg:x1="13.415cm" svg:y1="27.84cm" svg:x2="13.415cm" svg:y2="11.54cm">
          <text:p/>
        </draw:line>
        <draw:line draw:style-name="gr10" draw:text-style-name="P2" draw:layer="layout" svg:x1="13.415cm" svg:y1="11.54cm" svg:x2="11.615cm" svg:y2="11.54cm">
          <text:p/>
        </draw:line>
        <draw:line draw:style-name="gr10" draw:text-style-name="P2" draw:layer="layout" svg:x1="11.415cm" svg:y1="18.54cm" svg:x2="11.415cm" svg:y2="20.64cm">
          <text:p/>
        </draw:line>
        <draw:custom-shape draw:style-name="gr43" draw:text-style-name="P1" draw:layer="layout" svg:width="3.6cm" svg:height="1.5cm" svg:x="6.015cm" svg:y="23.94cm">
          <text:p text:style-name="P1">Display</text:p>
          <text:p text:style-name="P1">Correct</text:p>
          <text:p text:style-name="P1">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4" draw:text-style-name="P3" draw:layer="layout" svg:width="2.8cm" svg:height="0.8cm" svg:x="10.815cm" svg:y="26.94cm">
          <draw:text-box>
            <text:p>No</text:p>
          </draw:text-box>
        </draw:frame>
        <draw:line draw:style-name="gr10" draw:text-style-name="P2" draw:layer="layout" svg:x1="7.815cm" svg:y1="25.44cm" svg:x2="7.815cm" svg:y2="26.84cm">
          <text:p/>
        </draw:line>
        <draw:custom-shape draw:style-name="gr45" draw:text-style-name="P1" draw:layer="layout" svg:width="3.1cm" svg:height="1.4cm" svg:x="10.115cm" svg:y="20.64cm">
          <text:p text:style-name="P1">Score +=</text:p>
          <text:p text:style-name="P1">No_of_marks</text:p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1.615cm" svg:y1="22.04cm" svg:x2="11.615cm" svg:y2="26.24cm">
          <text:p/>
        </draw:line>
        <draw:line draw:style-name="gr46" draw:text-style-name="P2" draw:layer="layout" svg:x1="11.615cm" svg:y1="26.24cm" svg:x2="9.415cm" svg:y2="26.24cm">
          <text:p/>
        </draw:line>
        <draw:line draw:style-name="gr47" draw:text-style-name="P2" draw:layer="layout" svg:x1="9.415cm" svg:y1="26.177cm" svg:x2="9.415cm" svg:y2="27.44cm">
          <text:p/>
        </draw:line>
      </draw:page>
      <draw:page draw:name="page5" draw:style-name="dp1" draw:master-page-name="Default">
        <draw:custom-shape draw:style-name="gr1" draw:text-style-name="P1" draw:layer="layout" svg:width="4.1cm" svg:height="2.065cm" svg:x="8.401cm" svg:y="1.699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0.485cm" svg:y1="3.764cm" svg:x2="10.516cm" svg:y2="5.539cm">
          <text:p/>
        </draw:line>
        <draw:custom-shape draw:style-name="gr3" draw:text-style-name="P1" draw:layer="layout" svg:width="5.2cm" svg:height="2.1cm" svg:x="7.901cm" svg:y="5.499cm">
          <text:p text:style-name="P1">Login Screen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401cm" svg:y1="7.599cm" svg:x2="10.416cm" svg:y2="9.339cm">
          <text:p/>
        </draw:line>
        <draw:custom-shape draw:style-name="gr4" draw:text-style-name="P1" draw:layer="layout" svg:width="5.2cm" svg:height="2.3cm" svg:x="7.601cm" svg:y="9.299cm">
          <text:p text:style-name="P1">Input Username</text:p>
          <text:p text:style-name="P1">And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201cm" svg:y1="11.599cm" svg:x2="10.201cm" svg:y2="13.399cm">
          <text:p/>
        </draw:line>
        <draw:custom-shape draw:style-name="gr5" draw:text-style-name="P1" draw:layer="layout" svg:width="5.4cm" svg:height="2.5cm" svg:x="7.501cm" svg:y="13.399cm">
          <text:p text:style-name="P1">Validate Username</text:p>
          <text:p text:style-name="P1">And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0.301cm" svg:y1="15.899cm" svg:x2="10.301cm" svg:y2="17.799cm">
          <text:p/>
        </draw:line>
        <draw:custom-shape draw:style-name="gr6" draw:text-style-name="P1" draw:layer="layout" svg:width="6.6cm" svg:height="2.7cm" svg:x="7.001cm" svg:y="17.799cm">
          <text:p text:style-name="P1">Username AND</text:p>
          <text:p text:style-name="P1">Password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2" draw:layer="layout" svg:x1="10.301cm" svg:y1="20.499cm" svg:x2="10.301cm" svg:y2="22.699cm">
          <text:p/>
        </draw:line>
        <draw:frame draw:style-name="gr8" draw:text-style-name="P3" draw:layer="layout" svg:width="2cm" svg:height="1.1cm" svg:x="8.201cm" svg:y="20.799cm">
          <draw:text-box>
            <text:p>Yes</text:p>
          </draw:text-box>
        </draw:frame>
        <draw:custom-shape draw:style-name="gr9" draw:text-style-name="P1" draw:layer="layout" svg:width="6.4cm" svg:height="2.1cm" svg:x="7.416cm" svg:y="22.639cm">
          <text:p text:style-name="P1">Display Account</text:p>
          <text:p text:style-name="P1">Graphical</text:p>
          <text:p text:style-name="P1">User Inte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316cm" svg:y1="24.839cm" svg:x2="10.316cm" svg:y2="27.139cm">
          <text:p/>
        </draw:line>
        <draw:frame draw:style-name="gr11" draw:text-style-name="P3" draw:layer="layout" svg:width="5cm" svg:height="1.309cm" svg:x="8.316cm" svg:y="27.23cm">
          <draw:text-box>
            <text:p>See Figure 2.6</text:p>
          </draw:text-box>
        </draw:frame>
        <draw:custom-shape draw:style-name="gr12" draw:text-style-name="P1" draw:layer="layout" svg:width="5.6cm" svg:height="2.2cm" svg:x="14.401cm" svg:y="13.599cm">
          <text:p text:style-name="P1">Display</text:p>
          <text:p text:style-name="P1">ErrorMessage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2" draw:layer="layout" svg:x1="13.601cm" svg:y1="19.099cm" svg:x2="17.401cm" svg:y2="19.099cm">
          <text:p text:style-name="P1">No</text:p>
        </draw:line>
        <draw:line draw:style-name="gr10" draw:text-style-name="P2" draw:layer="layout" svg:x1="17.369cm" svg:y1="19.099cm" svg:x2="17.369cm" svg:y2="15.799cm">
          <text:p/>
        </draw:line>
        <draw:line draw:style-name="gr14" draw:text-style-name="P2" draw:layer="layout" svg:x1="17.301cm" svg:y1="13.599cm" svg:x2="17.301cm" svg:y2="10.499cm">
          <text:p/>
        </draw:line>
        <draw:line draw:style-name="gr10" draw:text-style-name="P2" draw:layer="layout" svg:x1="17.301cm" svg:y1="10.499cm" svg:x2="12.301cm" svg:y2="10.499cm">
          <text:p/>
        </draw:line>
        <draw:custom-shape draw:style-name="gr15" draw:text-style-name="P1" draw:layer="layout" svg:width="4.9cm" svg:height="1.6cm" svg:x="0.716cm" svg:y="13.839cm">
          <text:p text:style-name="P1">Saved </text:p>
          <text:p text:style-name="P1">Username and</text:p>
          <text:p text:style-name="P1">Password Dat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7.516cm" svg:y1="14.639cm" svg:x2="4.916cm" svg:y2="14.639cm">
          <text:p/>
        </draw:line>
      </draw:page>
      <draw:page draw:name="page6" draw:style-name="dp1" draw:master-page-name="Default">
        <draw:custom-shape draw:style-name="gr48" draw:text-style-name="P1" draw:layer="layout" svg:width="6.3cm" svg:height="2.9cm" svg:x="7.615cm" svg:y="3.34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3" draw:layer="layout" svg:width="5cm" svg:height="1.309cm" svg:x="8.515cm" svg:y="0.94cm">
          <draw:text-box>
            <text:p>See Figure 2.5</text:p>
          </draw:text-box>
        </draw:frame>
        <draw:line draw:style-name="gr10" draw:text-style-name="P2" draw:layer="layout" svg:x1="10.715cm" svg:y1="1.74cm" svg:x2="10.715cm" svg:y2="3.34cm">
          <text:p/>
        </draw:line>
        <draw:line draw:style-name="gr10" draw:text-style-name="P5" draw:layer="layout" svg:x1="8.515cm" svg:y1="8.74cm" svg:x2="8.515cm" svg:y2="10.24cm">
          <text:p/>
        </draw:line>
        <draw:custom-shape draw:style-name="gr3" draw:text-style-name="P1" draw:layer="layout" svg:width="5.2cm" svg:height="2.1cm" svg:x="5.815cm" svg:y="10.24cm">
          <text:p text:style-name="P1">Class</text:p>
          <text:p text:style-name="P1">Results</text:p>
          <text:p text:style-name="P1">Database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1" draw:text-style-name="P3" draw:layer="layout" svg:width="2.5cm" svg:height="1.309cm" svg:x="13.115cm" svg:y="5.64cm">
          <draw:text-box>
            <text:p>Log Out</text:p>
          </draw:text-box>
        </draw:frame>
        <draw:line draw:style-name="gr14" draw:text-style-name="P2" draw:layer="layout" svg:x1="12.815cm" svg:y1="5.34cm" svg:x2="12.815cm" svg:y2="6.94cm">
          <text:p/>
        </draw:line>
        <draw:line draw:style-name="gr14" draw:text-style-name="P2" draw:layer="layout" svg:x1="14.515cm" svg:y1="6.94cm" svg:x2="11.315cm" svg:y2="6.94cm">
          <text:p/>
        </draw:line>
        <draw:line draw:style-name="gr10" draw:text-style-name="P2" draw:layer="layout" svg:x1="11.315cm" svg:y1="6.94cm" svg:x2="11.315cm" svg:y2="7.84cm">
          <text:p/>
        </draw:line>
        <draw:line draw:style-name="gr10" draw:text-style-name="P2" draw:layer="layout" svg:x1="14.549cm" svg:y1="6.94cm" svg:x2="14.549cm" svg:y2="7.84cm">
          <text:p/>
        </draw:line>
        <draw:custom-shape draw:style-name="gr16" draw:text-style-name="P1" draw:layer="layout" svg:width="3.2cm" svg:height="1.4cm" svg:x="12.915cm" svg:y="7.8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9" draw:text-style-name="P3" draw:layer="layout" svg:width="2.574cm" svg:height="2cm" svg:x="10.615cm" svg:y="7.858cm">
          <draw:text-box>
            <text:p>See Figure 2.5</text:p>
          </draw:text-box>
        </draw:frame>
        <draw:line draw:style-name="gr10" draw:text-style-name="P2" draw:layer="layout" svg:x1="8.515cm" svg:y1="12.34cm" svg:x2="8.515cm" svg:y2="14.24cm">
          <text:p/>
        </draw:line>
        <draw:custom-shape draw:style-name="gr18" draw:text-style-name="P1" draw:layer="layout" svg:width="5.3cm" svg:height="2cm" svg:x="5.515cm" svg:y="14.24cm">
          <text:p text:style-name="P1">Admin Selec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315cm" svg:y1="15.24cm" svg:x2="13.015cm" svg:y2="15.24cm">
          <text:p/>
        </draw:line>
        <draw:frame draw:style-name="gr11" draw:text-style-name="P3" draw:layer="layout" svg:width="4.8cm" svg:height="1.309cm" svg:x="13.015cm" svg:y="14.84cm">
          <draw:text-box>
            <text:p>See Figure 2.6</text:p>
          </draw:text-box>
        </draw:frame>
        <draw:custom-shape draw:style-name="gr19" draw:text-style-name="P1" draw:layer="layout" svg:width="5.2cm" svg:height="1.9cm" svg:x="12.415cm" svg:y="10.24cm">
          <text:p text:style-name="P1">User Record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2.415cm" svg:y1="11.24cm" svg:x2="10.515cm" svg:y2="11.24cm">
          <text:p/>
        </draw:line>
        <draw:line draw:style-name="gr10" draw:text-style-name="P2" draw:layer="layout" svg:x1="6.315cm" svg:y1="11.24cm" svg:x2="4.515cm" svg:y2="11.24cm">
          <text:p/>
        </draw:line>
        <draw:custom-shape draw:style-name="gr50" draw:text-style-name="P1" draw:layer="layout" svg:width="4.2cm" svg:height="2.1cm" svg:x="0.715cm" svg:y="10.24cm">
          <text:p text:style-name="P1">Amend</text:p>
          <text:p text:style-name="P1">Database</text:p>
          <text:p text:style-name="P1">Entr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2.515cm" svg:y1="12.34cm" svg:x2="2.515cm" svg:y2="14.24cm">
          <text:p/>
        </draw:line>
        <draw:custom-shape draw:style-name="gr51" draw:text-style-name="P1" draw:layer="layout" svg:width="3.7cm" svg:height="2.1cm" svg:x="0.615cm" svg:y="14.24cm">
          <text:p text:style-name="P1">Update</text:p>
          <text:p text:style-name="P1">Admin</text:p>
          <text:p text:style-name="P1">Manual</text:p>
          <text:p text:style-name="P1">Chan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4.315cm" svg:y1="14.24cm" svg:x2="5.815cm" svg:y2="12.34cm">
          <text:p/>
        </draw:line>
        <draw:line draw:style-name="gr10" draw:text-style-name="P2" draw:layer="layout" svg:x1="2.515cm" svg:y1="16.44cm" svg:x2="2.515cm" svg:y2="18.14cm">
          <text:p/>
        </draw:line>
        <draw:custom-shape draw:style-name="gr19" draw:text-style-name="P1" draw:layer="layout" svg:width="5.2cm" svg:height="1.9cm" svg:x="0.615cm" svg:y="18.14cm">
          <text:p text:style-name="P1">User Record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4" draw:text-style-name="P2" draw:layer="layout" svg:x1="7.615cm" svg:y1="4.84cm" svg:x2="5.615cm" svg:y2="4.84cm">
          <text:p/>
        </draw:line>
        <draw:line draw:style-name="gr14" draw:text-style-name="P2" draw:layer="layout" svg:x1="15.915cm" svg:y1="4.84cm" svg:x2="13.915cm" svg:y2="4.84cm">
          <text:p/>
        </draw:line>
        <draw:line draw:style-name="gr10" draw:text-style-name="P2" draw:layer="layout" svg:x1="3.015cm" svg:y1="5.94cm" svg:x2="3.015cm" svg:y2="7.84cm">
          <text:p/>
        </draw:line>
        <draw:line draw:style-name="gr10" draw:text-style-name="P2" draw:layer="layout" svg:x1="18.615cm" svg:y1="5.94cm" svg:x2="18.615cm" svg:y2="7.74cm">
          <text:p/>
        </draw:line>
        <draw:frame draw:style-name="gr11" draw:text-style-name="P3" draw:layer="layout" svg:width="4.8cm" svg:height="1.309cm" svg:x="0.815cm" svg:y="7.731cm">
          <draw:text-box>
            <text:p>See Figure 2.7</text:p>
          </draw:text-box>
        </draw:frame>
        <draw:frame draw:style-name="gr11" draw:text-style-name="P3" draw:layer="layout" svg:width="4.781cm" svg:height="1.309cm" svg:x="16.015cm" svg:y="7.596cm">
          <draw:text-box>
            <text:p>See Figure 2.8</text:p>
          </draw:text-box>
        </draw:frame>
        <draw:custom-shape draw:style-name="gr52" draw:text-style-name="P1" draw:layer="layout" svg:width="5cm" svg:height="2.1cm" svg:x="1.115cm" svg:y="3.84cm">
          <text:p text:style-name="P1">Set Class</text:p>
          <text:p text:style-name="P1">Homewor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2" draw:text-style-name="P1" draw:layer="layout" svg:width="5cm" svg:height="2.1cm" svg:x="15.415cm" svg:y="3.84cm">
          <text:p text:style-name="P1">View Class</text:p>
          <text:p text:style-name="P1">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2" draw:text-style-name="P1" draw:layer="layout" svg:width="5cm" svg:height="2.1cm" svg:x="5.915cm" svg:y="6.64cm">
          <text:p text:style-name="P1">View Results</text:p>
          <text:p text:style-name="P1">Databa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8.515cm" svg:y1="5.24cm" svg:x2="8.515cm" svg:y2="6.64cm">
          <text:p/>
        </draw:line>
      </draw:page>
      <draw:page draw:name="page7" draw:style-name="dp1" draw:master-page-name="Default">
        <draw:frame draw:style-name="gr11" draw:text-style-name="P3" draw:layer="layout" svg:width="4.8cm" svg:height="1.309cm" svg:x="8.315cm" svg:y="0.731cm">
          <draw:text-box>
            <text:p>See Figure 2.6</text:p>
          </draw:text-box>
        </draw:frame>
        <draw:line draw:style-name="gr10" draw:text-style-name="P2" draw:layer="layout" svg:x1="10.615cm" svg:y1="1.44cm" svg:x2="10.615cm" svg:y2="2.94cm">
          <text:p/>
        </draw:line>
        <draw:custom-shape draw:style-name="gr53" draw:text-style-name="P1" draw:layer="layout" svg:width="4.9cm" svg:height="1.9cm" svg:x="8.115cm" svg:y="2.84cm">
          <text:p text:style-name="P1">Display</text:p>
          <text:p text:style-name="P1">Homework</text:p>
          <text:p text:style-name="P1">Set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4" draw:text-style-name="P1" draw:layer="layout" svg:width="6.1cm" svg:height="3.1cm" svg:x="7.415cm" svg:y="6.74cm">
          <text:p text:style-name="P1">Select Homework</text:p>
          <text:p text:style-name="P1">From Menu or</text:p>
          <text:p text:style-name="P1">Retur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10.415cm" svg:y1="4.64cm" svg:x2="10.415cm" svg:y2="6.84cm">
          <text:p/>
        </draw:line>
        <draw:custom-shape draw:style-name="gr55" draw:text-style-name="P1" draw:layer="layout" svg:width="7.4cm" svg:height="2.9cm" svg:x="6.715cm" svg:y="14.94cm">
          <text:p text:style-name="P1">-Log Homework Set</text:p>
          <text:p text:style-name="P1">-Notify Users, Enable</text:p>
          <text:p text:style-name="P1">Their Access to Homework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415cm" svg:y1="9.84cm" svg:x2="10.415cm" svg:y2="11.24cm">
          <text:p/>
        </draw:line>
        <draw:custom-shape draw:style-name="gr25" draw:text-style-name="P1" draw:layer="layout" svg:width="5.3cm" svg:height="2.2cm" svg:x="7.778cm" svg:y="11.14cm">
          <text:p text:style-name="P1">Input</text:p>
          <text:p text:style-name="P1">DueDate and</text:p>
          <text:p text:style-name="P1">Rating</text:p>
          <text:p text:style-name="P1">Boundar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415cm" svg:y1="13.44cm" svg:x2="10.415cm" svg:y2="14.94cm">
          <text:p/>
        </draw:line>
        <draw:line draw:style-name="gr10" draw:text-style-name="P2" draw:layer="layout" svg:x1="10.415cm" svg:y1="17.84cm" svg:x2="10.415cm" svg:y2="19.54cm">
          <text:p/>
        </draw:line>
        <draw:custom-shape draw:style-name="gr56" draw:text-style-name="P1" draw:layer="layout" svg:width="5cm" svg:height="2.5cm" svg:x="7.915cm" svg:y="19.44cm">
          <text:p text:style-name="P1">Notify Admin</text:p>
          <text:p text:style-name="P1">Of Successful</text:p>
          <text:p text:style-name="P1">Proce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7.515cm" svg:y1="8.34cm" svg:x2="5.115cm" svg:y2="8.34cm">
          <text:p/>
        </draw:line>
        <draw:custom-shape draw:style-name="gr57" draw:text-style-name="P1" draw:layer="layout" svg:width="3.8cm" svg:height="1.6cm" svg:x="1.715cm" svg:y="7.54cm">
          <text:p text:style-name="P1">Inpu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2" draw:layer="layout" svg:x1="3.715cm" svg:y1="7.54cm" svg:x2="3.715cm" svg:y2="1.14cm">
          <text:p/>
        </draw:line>
        <draw:line draw:style-name="gr10" draw:text-style-name="P2" draw:layer="layout" svg:x1="3.715cm" svg:y1="1.14cm" svg:x2="8.515cm" svg:y2="1.14cm">
          <text:p/>
        </draw:line>
        <draw:line draw:style-name="gr14" draw:text-style-name="P2" draw:layer="layout" svg:x1="12.415cm" svg:y1="20.74cm" svg:x2="17.415cm" svg:y2="20.74cm">
          <text:p/>
        </draw:line>
        <draw:line draw:style-name="gr14" draw:text-style-name="P2" draw:layer="layout" svg:x1="17.415cm" svg:y1="20.762cm" svg:x2="17.415cm" svg:y2="1.14cm">
          <text:p/>
        </draw:line>
        <draw:line draw:style-name="gr10" draw:text-style-name="P2" draw:layer="layout" svg:x1="17.415cm" svg:y1="1.14cm" svg:x2="13.015cm" svg:y2="1.14cm">
          <text:p/>
        </draw:line>
      </draw:page>
      <draw:page draw:name="page8" draw:style-name="dp1" draw:master-page-name="Default">
        <draw:frame draw:style-name="gr11" draw:text-style-name="P3" draw:layer="layout" svg:width="4.9cm" svg:height="1.309cm" svg:x="8.315cm" svg:y="1.14cm">
          <draw:text-box>
            <text:p>See Figure 2.6</text:p>
          </draw:text-box>
        </draw:frame>
        <draw:line draw:style-name="gr10" draw:text-style-name="P2" draw:layer="layout" svg:x1="10.615cm" svg:y1="1.84cm" svg:x2="10.615cm" svg:y2="3.64cm">
          <text:p/>
        </draw:line>
        <draw:custom-shape draw:style-name="gr58" draw:text-style-name="P1" draw:layer="layout" svg:width="5.604cm" svg:height="2.2cm" svg:x="7.515cm" svg:y="12.14cm">
          <text:p text:style-name="P1">Display</text:p>
          <text:p text:style-name="P1">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6.615cm" svg:y1="8.84cm" svg:x2="13.715cm" svg:y2="8.84cm">
          <text:p/>
        </draw:line>
        <draw:custom-shape draw:style-name="gr59" draw:text-style-name="P1" draw:layer="layout" svg:width="3.5cm" svg:height="1.9cm" svg:x="16.715cm" svg:y="7.94cm">
          <text:p text:style-name="P1">Class</text:p>
          <text:p text:style-name="P1">Result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60" draw:text-style-name="P1" draw:layer="layout" svg:width="5.7cm" svg:height="2.3cm" svg:x="7.815cm" svg:y="3.64cm">
          <text:p text:style-name="P1">Select Homework</text:p>
          <text:p text:style-name="P1">From Class</text:p>
          <text:p text:style-name="P1">Completed</text:p>
          <text:p text:style-name="P1">Homewor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615cm" svg:y1="5.94cm" svg:x2="10.615cm" svg:y2="7.74cm">
          <text:p/>
        </draw:line>
        <draw:custom-shape draw:style-name="gr61" draw:text-style-name="P1" draw:layer="layout" svg:width="6.2cm" svg:height="2.5cm" svg:x="7.515cm" svg:y="7.74cm">
          <text:p text:style-name="P1">Fetch Results</text:p>
          <text:p text:style-name="P1">For Chosen Homewor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10.615cm" svg:y1="10.34cm" svg:x2="10.615cm" svg:y2="12.14cm">
          <text:p/>
        </draw:line>
        <draw:line draw:style-name="gr10" draw:text-style-name="P2" draw:layer="layout" svg:x1="10.415cm" svg:y1="14.34cm" svg:x2="10.415cm" svg:y2="15.94cm">
          <text:p/>
        </draw:line>
        <draw:custom-shape draw:style-name="gr62" draw:text-style-name="P1" draw:layer="layout" svg:width="5.9cm" svg:height="2.9cm" svg:x="7.415cm" svg:y="15.94cm">
          <text:p text:style-name="P1">Give Feedback</text:p>
          <text:p text:style-name="P1">Or Retur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7.415cm" svg:y1="17.34cm" svg:x2="5.115cm" svg:y2="17.34cm">
          <text:p/>
        </draw:line>
        <draw:custom-shape draw:style-name="gr63" draw:text-style-name="P1" draw:layer="layout" svg:width="4.9cm" svg:height="2cm" svg:x="0.715cm" svg:y="16.34cm"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2" draw:layer="layout" svg:x1="3.415cm" svg:y1="16.34cm" svg:x2="3.415cm" svg:y2="1.44cm">
          <text:p/>
        </draw:line>
        <draw:line draw:style-name="gr10" draw:text-style-name="P2" draw:layer="layout" svg:x1="3.415cm" svg:y1="1.44cm" svg:x2="8.415cm" svg:y2="1.44cm">
          <text:p/>
        </draw:line>
        <draw:line draw:style-name="gr10" draw:text-style-name="P2" draw:layer="layout" svg:x1="12.215cm" svg:y1="21.54cm" svg:x2="15.915cm" svg:y2="21.54cm">
          <text:p/>
        </draw:line>
        <draw:custom-shape draw:style-name="gr64" draw:text-style-name="P1" draw:layer="layout" svg:width="4.5cm" svg:height="1.9cm" svg:x="8.115cm" svg:y="20.54cm">
          <text:p text:style-name="P1">Select</text:p>
          <text:p text:style-name="P1">Student</text:p>
          <text:p text:style-name="P1">From Cla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415cm" svg:y1="18.74cm" svg:x2="10.415cm" svg:y2="20.54cm">
          <text:p/>
        </draw:line>
        <draw:custom-shape draw:style-name="gr65" draw:text-style-name="P1" draw:layer="layout" svg:width="4.4cm" svg:height="1.7cm" svg:x="15.515cm" svg:y="20.74cm">
          <text:p text:style-name="P1">Input </text:p>
          <text:p text:style-name="P1">Feedbac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7.634cm" svg:y1="20.74cm" svg:x2="17.634cm" svg:y2="18.14cm">
          <text:p/>
        </draw:line>
        <draw:custom-shape draw:style-name="gr66" draw:text-style-name="P1" draw:layer="layout" svg:width="4.4cm" svg:height="1.9cm" svg:x="15.315cm" svg:y="16.24cm">
          <text:p text:style-name="P1">Class</text:p>
          <text:p text:style-name="P1">Result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7.615cm" svg:y1="22.44cm" svg:x2="17.615cm" svg:y2="25.24cm">
          <text:p/>
        </draw:line>
        <draw:custom-shape draw:style-name="gr67" draw:text-style-name="P1" draw:layer="layout" svg:width="5.8cm" svg:height="2.7cm" svg:x="14.715cm" svg:y="25.14cm">
          <text:p text:style-name="P1">Give Another</text:p>
          <text:p text:style-name="P1">Student </text:p>
          <text:p text:style-name="P1">Feedb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0.415cm" svg:y1="25.54cm" svg:x2="10.415cm" svg:y2="22.44cm">
          <text:p/>
        </draw:line>
        <draw:line draw:style-name="gr13" draw:text-style-name="P2" draw:layer="layout" svg:x1="10.415cm" svg:y1="25.54cm" svg:x2="16.815cm" svg:y2="25.54cm">
          <text:p text:style-name="P1">Yes</text:p>
        </draw:line>
        <draw:line draw:style-name="gr13" draw:text-style-name="P2" draw:layer="layout" svg:x1="3.415cm" svg:y1="27.54cm" svg:x2="16.952cm" svg:y2="27.558cm">
          <text:p text:style-name="P1">No</text:p>
        </draw:line>
        <draw:line draw:style-name="gr10" draw:text-style-name="P2" draw:layer="layout" svg:x1="3.427cm" svg:y1="27.541cm" svg:x2="3.427cm" svg:y2="18.3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50%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Regular" style:font-family-generic="modern" style:font-pitch="fixed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justify" draw:textarea-vertical-align="middle" draw:fit-to-size="false" fo:padding-top="2cm" fo:padding-bottom="0.5cm" fo:padding-left="1cm" fo:padding-right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4cm" fo:margin-bottom="0.522cm" fo:margin-left="0.515cm" fo:margin-right="0.5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3:11:46.871000000</meta:creation-date>
    <dc:date>2015-10-31T15:55:10.463000000</dc:date>
    <meta:editing-duration>PT3H3M12S</meta:editing-duration>
    <meta:editing-cycles>37</meta:editing-cycles>
    <meta:generator>LibreOffice/5.0.2.2$Windows_x86 LibreOffice_project/37b43f919e4de5eeaca9b9755ed688758a8251fe</meta:generator>
    <meta:document-statistic meta:object-count="222"/>
  </office:meta>
</office:document-meta>
</file>